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33.7608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Materiel</text:p>
          </table:table-cell>
          <table:table-cell office:value-type="string" table:style-name="ce3">
            <text:p>Nombre</text:p>
          </table:table-cell>
          <table:table-cell office:value-type="string" table:style-name="ce4">
            <text:p>Prix unitaire</text:p>
          </table:table-cell>
          <table:table-cell office:value-type="string" table:style-name="ce4">
            <text:p>Prix total</text:p>
          </table:table-cell>
          <table:table-cell office:value-type="string" table:style-name="ce3">
            <text:p>Site fournisseu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teur</text:p>
          </table:table-cell>
          <table:table-cell office:value-type="float" office:value="2" table:style-name="ce5">
            <text:p>2</text:p>
          </table:table-cell>
          <table:table-cell office:value-type="currency" office:value="24.31" table:style-name="ce6">
            <text:p>24,31 €</text:p>
          </table:table-cell>
          <table:table-cell office:value-type="currency" office:value="48.62" table:formula="of:=[.B3]*[.C3]" table:style-name="ce6">
            <text:p>48,62 €</text:p>
          </table:table-cell>
          <table:table-cell office:value-type="string" table:style-name="ce5">
            <text:p>http://fr.rs-online.com/web/p/motoreducteurs-v-cc/9211448/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ille porteuse</text:p>
          </table:table-cell>
          <table:table-cell office:value-type="float" office:value="4" table:style-name="ce5">
            <text:p>4</text:p>
          </table:table-cell>
          <table:table-cell office:value-type="currency" office:value="4.76" table:style-name="ce6">
            <text:p>4,76 €</text:p>
          </table:table-cell>
          <table:table-cell office:value-type="currency" office:value="19.04" table:formula="of:=[.B4]*[.C4]" table:style-name="ce6">
            <text:p>19,04 €</text:p>
          </table:table-cell>
          <table:table-cell office:value-type="string" table:style-name="ce5">
            <text:p>https://www.amazon.fr/Meubles-Trolley-billes-roulette-pivotante/dp/B01EZZN7WI/ref=sr_1_2?s=industrial&amp;ie=UTF8&amp;qid=1481020906&amp;sr=1-2&amp;keywords=roulettes+bill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duino</text:p>
          </table:table-cell>
          <table:table-cell office:value-type="float" office:value="1" table:style-name="ce5">
            <text:p>1</text:p>
          </table:table-cell>
          <table:table-cell office:value-type="currency" office:value="11.49" table:style-name="ce6">
            <text:p>11,49 €</text:p>
          </table:table-cell>
          <table:table-cell office:value-type="currency" office:value="11.49" table:formula="of:=[.B5]*[.C5]" table:style-name="ce6">
            <text:p>11,49 €</text:p>
          </table:table-cell>
          <table:table-cell office:value-type="string" table:style-name="ce5">
            <text:p>https://www.amazon.fr/SainSmart-Arduino-ATmega328P-developpement-Incluse/dp/B00760RLFO/ref=sr_1_2?s=industrial&amp;ie=UTF8&amp;qid=1481021253&amp;sr=1-2&amp;keywords=arduino+uno+r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te extention moteur arduino</text:p>
          </table:table-cell>
          <table:table-cell office:value-type="float" office:value="1" table:style-name="ce5">
            <text:p>1</text:p>
          </table:table-cell>
          <table:table-cell office:value-type="currency" office:value="55" table:style-name="ce6">
            <text:p>55,00 €</text:p>
          </table:table-cell>
          <table:table-cell office:value-type="currency" office:value="55" table:formula="of:=[.B6]*[.C6]" table:style-name="ce6">
            <text:p>55,00 €</text:p>
          </table:table-cell>
          <table:table-cell office:value-type="string" table:style-name="ce5">
            <text:p>https://www.amazon.fr/Entra%C3%AEnement-Moteur-Dextension-Bouclier-Arduino/dp/B01GNKII7M/ref=sr_1_8?s=industrial&amp;ie=UTF8&amp;qid=1481021348&amp;sr=1-8&amp;keywords=arduino+moteu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te extention bleutooth arduino</text:p>
          </table:table-cell>
          <table:table-cell office:value-type="float" office:value="1" table:style-name="ce5">
            <text:p>1</text:p>
          </table:table-cell>
          <table:table-cell office:value-type="currency" office:value="8.7200000000000006" table:style-name="ce6">
            <text:p>8,72 €</text:p>
          </table:table-cell>
          <table:table-cell office:value-type="currency" office:value="8.7200000000000006" table:formula="of:=[.B7]*[.C7]" table:style-name="ce6">
            <text:p>8,72 €</text:p>
          </table:table-cell>
          <table:table-cell office:value-type="string" table:style-name="ce5">
            <text:p>https://www.amazon.fr/HC-05-bluetooth-%C3%A9metteur-r%C3%A9cepteur-Module-Arduino/dp/B013STJSES/ref=sr_1_3?s=electronics&amp;ie=UTF8&amp;qid=1481041355&amp;sr=1-3&amp;keywords=arduino+bluetooth+hc-0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somable FabLab</text:p>
          </table:table-cell>
          <table:table-cell office:value-type="float" office:value="1" table:style-name="ce5">
            <text:p>1</text:p>
          </table:table-cell>
          <table:table-cell office:value-type="currency" office:value="40" table:style-name="ce6">
            <text:p>40,00 €</text:p>
          </table:table-cell>
          <table:table-cell office:value-type="currency" office:value="40" table:formula="of:=[.B8]*[.C8]" table:style-name="ce6">
            <text:p>40,00 €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5">
            <text:p>Globe terrestre 30 cm (corp)</text:p>
          </table:table-cell>
          <table:table-cell office:value-type="float" office:value="1" table:style-name="ce5">
            <text:p>1</text:p>
          </table:table-cell>
          <table:table-cell office:value-type="currency" office:value="37.6" table:style-name="ce6">
            <text:p>37,60 €</text:p>
          </table:table-cell>
          <table:table-cell office:value-type="currency" office:value="37.6" table:formula="of:=[.B9]*[.C9]" table:style-name="ce6">
            <text:p>37,60 €</text:p>
          </table:table-cell>
          <table:table-cell office:value-type="string" table:style-name="ce5">
            <text:p>https://www.amazon.fr/Globe-pr%C3%AAt-monter-lumineux-sph%C3%A8re/dp/B004SH0790/ref=sr_1_1?ie=UTF8&amp;qid=1481022821&amp;sr=8-1&amp;keywords=globe+terrestre+30+cm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imant *10</text:p>
          </table:table-cell>
          <table:table-cell office:value-type="float" office:value="1" table:style-name="ce5">
            <text:p>1</text:p>
          </table:table-cell>
          <table:table-cell office:value-type="currency" office:value="17.59" table:style-name="ce6">
            <text:p>17,59 €</text:p>
          </table:table-cell>
          <table:table-cell office:value-type="currency" office:value="17.59" table:formula="of:=[.B10]*[.C10]" table:style-name="ce6">
            <text:p>17,59 €</text:p>
          </table:table-cell>
          <table:table-cell office:value-type="string" table:style-name="ce5">
            <text:p>https://www.amazon.fr/puissant-n%C3%A9odyme-Puissance-Store-Diameter/dp/B019EIXEK6/ref=sr_1_1?ie=UTF8&amp;qid=1481023253&amp;sr=8-1&amp;keywords=aimant%2Bpuissant%2B4kg&amp;th=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tterie</text:p>
          </table:table-cell>
          <table:table-cell office:value-type="float" office:value="2" table:style-name="ce5">
            <text:p>2</text:p>
          </table:table-cell>
          <table:table-cell office:value-type="currency" office:value="16.46" table:style-name="ce6">
            <text:p>16,46 €</text:p>
          </table:table-cell>
          <table:table-cell office:value-type="currency" office:value="32.92" table:formula="of:=[.B11]*[.C11]" table:style-name="ce6">
            <text:p>32,92 €</text:p>
          </table:table-cell>
          <table:table-cell office:value-type="string" table:style-name="ce5">
            <text:p>http://fr.rs-online.com/web/p/batteries-au-plomb/0597813/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te extention gyroscope arduino</text:p>
          </table:table-cell>
          <table:table-cell office:value-type="float" office:value="1" table:style-name="ce5">
            <text:p>1</text:p>
          </table:table-cell>
          <table:table-cell office:value-type="currency" office:value="3.95" table:style-name="ce6">
            <text:p>3,95 €</text:p>
          </table:table-cell>
          <table:table-cell office:value-type="currency" office:value="3.95" table:formula="of:=[.B12]*[.C12]" table:style-name="ce6">
            <text:p>3,95 €</text:p>
          </table:table-cell>
          <table:table-cell office:value-type="string" table:style-name="ce5">
            <text:p>https://www.amazon.fr/Aihasd-MPU-6050-Gyroscope-Accelerometre-Arduino/dp/B00WHYNF2W/ref=sr_1_cc_5?s=aps&amp;ie=UTF8&amp;qid=1481037562&amp;sr=1-5-catcorr&amp;keywords=arduino+gyroscop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ue omnidirectionnel</text:p>
          </table:table-cell>
          <table:table-cell office:value-type="float" office:value="2" table:style-name="ce5">
            <text:p>2</text:p>
          </table:table-cell>
          <table:table-cell office:value-type="currency" office:value="10" table:style-name="ce6">
            <text:p>10,00 €</text:p>
          </table:table-cell>
          <table:table-cell office:value-type="currency" office:value="20" table:formula="of:=[.B13]*[.C13]" table:style-name="ce6">
            <text:p>20,00 €</text:p>
          </table:table-cell>
          <table:table-cell office:value-type="string" table:style-name="ce5">
            <text:p>http://www.robotshop.com/ca/fr/checkout/cart/#shopping-cart-estimate-box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lobe polystyrène 20 cm (tete)</text:p>
          </table:table-cell>
          <table:table-cell office:value-type="float" office:value="1" table:style-name="ce5">
            <text:p>1</text:p>
          </table:table-cell>
          <table:table-cell office:value-type="currency" office:value="3.99" table:style-name="ce6">
            <text:p>3,99 €</text:p>
          </table:table-cell>
          <table:table-cell office:value-type="currency" office:value="3.99" table:formula="of:=[.B14]*[.C14]" table:style-name="ce6">
            <text:p>3,99 €</text:p>
          </table:table-cell>
          <table:table-cell office:value-type="string" table:style-name="ce5">
            <text:p>http://www.cultura.com/boule-styropore-2-parties-d20c-boule-styropore-2-parties-d20cm-4006166041013.html?LGWCODE=4006166041013;59335;3487&amp;gclid=CP2kn83d4dACFUeVGwodzLUFig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number-columns-spanned="2" table:number-rows-spanned="1" table:style-name="ce8">
            <text:p>Coût total BB8 :</text:p>
          </table:table-cell>
          <table:covered-table-cell/>
          <table:table-cell office:value-type="currency" office:value="298.91999999999996" table:formula="of:=SUM([.D3:.D14])" table:style-name="ce6">
            <text:p>298,92 €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sseri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inture</text:p>
          </table:table-cell>
          <table:table-cell table:style-name="ce1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7">
            <text:p>Taxe</text:p>
          </table:table-cell>
          <table:table-cell table:style-name="ce2"/>
          <table:table-cell table:number-columns-repeated="16380"/>
        </table:table-row>
        <table:table-row table:style-name="ro2">
          <table:table-cell table:style-name="ce1"/>
          <table:table-cell office:value-type="string" table:number-columns-spanned="2" table:number-rows-spanned="1" table:style-name="ce8">
            <text:p>Coût total avec taxe :</text:p>
          </table:table-cell>
          <table:covered-table-cell/>
          <table:table-cell office:value-type="currency" office:value="298.91999999999996" table:formula="of:=[.D15]+[.D20]" table:style-name="ce2">
            <text:p>298,92 €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3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cord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tine test petite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 t</meta:initial-creator>
    <dc:creator>Heimdall</dc:creator>
    <meta:creation-date>2016-12-06T17:12:09Z</meta:creation-date>
    <dc:date>2017-01-31T13:09:31Z</dc:date>
    <meta:editing-cycles>7</meta:editing-cycles>
    <meta:editing-duration>PT121800S</meta:editing-duration>
  </office:meta>
</office:document-meta>
</file>